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118b08" officeooo:paragraph-rsid="00118b08"/>
    </style:style>
    <style:style style:name="P2" style:family="paragraph" style:parent-style-name="Frame_20_contents">
      <style:text-properties fo:font-size="11pt" style:text-underline-style="none" officeooo:rsid="001260e7" officeooo:paragraph-rsid="001260e7" style:font-size-asian="11pt" style:font-size-complex="11pt"/>
    </style:style>
    <style:style style:name="P3" style:family="paragraph" style:parent-style-name="Frame_20_contents">
      <style:text-properties fo:font-size="11pt" style:text-underline-style="none" officeooo:rsid="00118b08" officeooo:paragraph-rsid="00118b08" style:font-size-asian="11pt" style:font-size-complex="11pt"/>
    </style:style>
    <style:style style:name="P4" style:family="paragraph" style:parent-style-name="Frame_20_contents">
      <style:text-properties fo:font-size="10.5pt" style:text-underline-style="none" officeooo:rsid="001260e7" officeooo:paragraph-rsid="001260e7" style:font-size-asian="10.5pt" style:font-size-complex="10.5pt"/>
    </style:style>
    <style:style style:name="P5" style:family="paragraph" style:parent-style-name="Frame_20_contents">
      <style:text-properties fo:font-size="10.5pt" style:text-underline-style="none" officeooo:rsid="0012bf50" officeooo:paragraph-rsid="0012bf50" style:font-size-asian="10.5pt" style:font-size-complex="10.5pt"/>
    </style:style>
    <style:style style:name="P6" style:family="paragraph" style:parent-style-name="Frame_20_contents">
      <style:text-properties fo:font-size="10.5pt" style:text-underline-style="none" officeooo:rsid="001461b5" officeooo:paragraph-rsid="001461b5" style:font-size-asian="10.5pt" style:font-size-complex="10.5pt"/>
    </style:style>
    <style:style style:name="P7" style:family="paragraph" style:parent-style-name="Frame_20_contents">
      <style:text-properties officeooo:rsid="0012bf50" officeooo:paragraph-rsid="0012bf50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0.5pt" style:font-size-asian="9.14999961853027pt" style:font-size-complex="10.5pt"/>
    </style:style>
    <style:style style:name="T2" style:family="text">
      <style:text-properties fo:font-size="10.5pt" officeooo:rsid="0016c71f" style:font-size-asian="9.14999961853027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14ebba" style:font-size-asian="10.5pt" style:font-size-complex="10.5pt"/>
    </style:style>
    <style:style style:name="T5" style:family="text">
      <style:text-properties fo:font-size="10.5pt" officeooo:rsid="0016c71f" style:font-size-asian="10.5pt" style:font-size-complex="10.5pt"/>
    </style:style>
    <style:style style:name="T6" style:family="text">
      <style:text-properties fo:font-size="10.5pt" style:text-underline-style="none" style:font-size-asian="10.5pt" style:font-size-complex="10.5pt"/>
    </style:style>
    <style:style style:name="T7" style:family="text">
      <style:text-properties fo:font-size="10.5pt" style:font-size-asian="9pt" style:font-size-complex="10.5pt"/>
    </style:style>
    <style:style style:name="T8" style:family="text">
      <style:text-properties fo:font-size="11pt" style:font-size-asian="10pt" style:font-size-complex="11pt"/>
    </style:style>
    <style:style style:name="gr1" style:family="graphic">
      <style:graphic-properties draw:stroke="none" svg:stroke-color="#000000" draw:fill="none" draw:fill-color="#ffffff" fo:min-height="1.2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505cm" fo:min-width="1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7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058cm" fo:min-width="5.1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1.088cm" fo:min-width="2.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1.175cm" fo:min-width="2.6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Frame">
      <style:graphic-properties draw:fill-color="#ffffff" draw:textarea-horizontal-align="justify" draw:textarea-vertical-align="middle" draw:auto-grow-height="false" fo:min-height="0.836cm" fo:min-width="1.9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 style:parent-style-name="Frame">
      <style:graphic-properties draw:fill-color="#ffffff" draw:textarea-horizontal-align="justify" draw:textarea-vertical-align="middle" draw:auto-grow-height="false" fo:min-height="1.242cm" fo:min-width="2.2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 style:parent-style-name="Frame">
      <style:graphic-properties draw:fill-color="#ffffff" draw:textarea-horizontal-align="justify" draw:textarea-vertical-align="middle" draw:auto-grow-height="false" fo:min-height="1.242cm" fo:min-width="2.1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 style:parent-style-name="Frame">
      <style:graphic-properties draw:fill-color="#ffffff" draw:textarea-horizontal-align="justify" draw:textarea-vertical-align="middle" draw:auto-grow-height="false" fo:min-height="1.561cm" fo:min-width="1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parent-style-name="Frame">
      <style:graphic-properties draw:fill-color="#ffffff" draw:textarea-horizontal-align="justify" draw:textarea-vertical-align="middle" draw:auto-grow-height="false" fo:min-height="1.058cm" fo:min-width="3.9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 style:parent-style-name="Frame">
      <style:graphic-properties draw:fill-color="#ffffff" draw:textarea-horizontal-align="justify" draw:textarea-vertical-align="middle" draw:auto-grow-height="false" fo:min-height="1.058cm" fo:min-width="4.1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8" draw:text-style-name="P10" svg:width="4.102cm" svg:height="1.059cm" svg:x="5.696cm" svg:y="0.185cm"><text:p text:style-name="P1"><draw:custom-shape text:anchor-type="paragraph" draw:z-index="35" draw:name="Shape1_0" draw:style-name="gr17" draw:text-style-name="P10" svg:width="3.984cm" svg:height="1.059cm" svg:x="-3.406cm" svg:y="1.468cm"><text:p text:style-name="P3"><draw:custom-shape text:anchor-type="paragraph" draw:z-index="14" draw:name="Shape1_1" draw:style-name="gr8" draw:text-style-name="P10" svg:width="5.135cm" svg:height="1.059cm" svg:x="7.682cm" svg:y="-0.386cm"><text:p/><draw:enhanced-geometry svg:viewBox="0 0 21600 21600" draw:type="rectangle" draw:enhanced-path="M 0 0 L 21600 0 21600 21600 0 21600 0 0 Z N"/></draw:custom-shape><draw:custom-shape text:anchor-type="paragraph" draw:z-index="7" draw:name="Shape1_2" draw:style-name="gr16" draw:text-style-name="P10" svg:width="1.885cm" svg:height="1.562cm" svg:x="3.577cm" svg:y="1.685cm"><text:p text:style-name="P2"><draw:custom-shape text:anchor-type="paragraph" draw:z-index="13" draw:name="Shape1_7" draw:style-name="gr14" draw:text-style-name="P10" svg:width="2.146cm" svg:height="1.243cm" svg:x="-3.306cm" svg:y="-0.153cm"><text:p text:style-name="P2"><draw:custom-shape text:anchor-type="paragraph" draw:z-index="12" draw:name="Shape1_3" draw:style-name="gr13" draw:text-style-name="P10" svg:width="2.243cm" svg:height="1.243cm" svg:x="-2.591cm" svg:y="-0.153cm"><text:p text:style-name="P4"><draw:custom-shape text:anchor-type="paragraph" draw:z-index="11" draw:name="Shape1_5" draw:style-name="gr11" draw:text-style-name="P10" svg:width="1.946cm" svg:height="0.837cm" svg:x="0.146cm" svg:y="2.147cm"><text:p text:style-name="P5"><draw:custom-shape text:anchor-type="paragraph" draw:z-index="10" draw:name="Shape1_6" draw:style-name="gr11" draw:text-style-name="P10" svg:width="1.946cm" svg:height="0.837cm" svg:x="-0.159cm" svg:y="0.917cm"><text:p text:style-name="P5"><draw:custom-shape text:anchor-type="paragraph" draw:z-index="9" draw:name="Shape1_8" draw:style-name="gr11" draw:text-style-name="P10" svg:width="1.946cm" svg:height="0.837cm" svg:x="-0.159cm" svg:y="0.917cm"><text:p text:style-name="P5"><draw:custom-shape text:anchor-type="paragraph" draw:z-index="8" draw:name="Shape1_9" draw:style-name="gr11" draw:text-style-name="P10" svg:width="1.946cm" svg:height="0.837cm" svg:x="-0.159cm" svg:y="0.917cm"><text:p text:style-name="P5"><draw:custom-shape text:anchor-type="paragraph" draw:z-index="6" draw:name="Shape1_10" draw:style-name="gr11" draw:text-style-name="P10" svg:width="1.946cm" svg:height="0.837cm" svg:x="-0.159cm" svg:y="0.917cm"><text:p text:style-name="P5"><draw:custom-shape text:anchor-type="paragraph" draw:z-index="5" draw:name="Shape1_11" draw:style-name="gr11" draw:text-style-name="P10" svg:width="1.946cm" svg:height="0.837cm" svg:x="-0.159cm" svg:y="0.917cm"><text:p text:style-name="P7"><draw:custom-shape text:anchor-type="paragraph" draw:z-index="4" draw:name="Shape1_12" draw:style-name="gr11" draw:text-style-name="P10" svg:width="1.946cm" svg:height="0.837cm" svg:x="-0.159cm" svg:y="0.917cm"><text:p text:style-name="P5"><draw:custom-shape text:anchor-type="paragraph" draw:z-index="3" draw:name="Shape1_13" draw:style-name="gr11" draw:text-style-name="P10" svg:width="1.946cm" svg:height="0.837cm" svg:x="-0.159cm" svg:y="0.917cm"><text:p text:style-name="P5"><draw:custom-shape text:anchor-type="paragraph" draw:z-index="2" draw:name="Shape1_14" draw:style-name="gr9" draw:text-style-name="P10" svg:width="2.091cm" svg:height="1.089cm" svg:x="9.737cm" svg:y="-10.333cm"><text:p/><draw:enhanced-geometry svg:viewBox="0 0 21600 21600" draw:type="rectangle" draw:enhanced-path="M 0 0 L 21600 0 21600 21600 0 21600 0 0 Z N"/></draw:custom-shape><draw:custom-shape text:anchor-type="paragraph" draw:z-index="1" draw:name="Shape1_4" draw:style-name="gr10" draw:text-style-name="P10" svg:width="2.684cm" svg:height="1.176cm" svg:x="12.573cm" svg:y="-10.345cm"><text:p/><draw:enhanced-geometry svg:viewBox="0 0 21600 21600" draw:type="rectangle" draw:enhanced-path="M 0 0 L 21600 0 21600 21600 0 21600 0 0 Z N"/></draw:custom-shape>Password</text:p><draw:enhanced-geometry svg:viewBox="0 0 21600 21600" draw:type="rectangle" draw:enhanced-path="M 0 0 L 21600 0 21600 21600 0 21600 0 0 Z N"/></draw:custom-shape><draw:frame text:anchor-type="paragraph" draw:z-index="22" draw:name="Shape29_13" draw:style-name="gr12" draw:text-style-name="P8" svg:width="1.786cm" svg:height="0.916cm" svg:x="-0.086cm" svg:y="1.124cm"><draw:text-box><text:p><text:span text:style-name="T7">First name</text:span></text:p><text:p/></draw:text-box></draw:frame>Username</text:p><draw:enhanced-geometry svg:viewBox="0 0 21600 21600" draw:type="rectangle" draw:enhanced-path="M 0 0 L 21600 0 21600 21600 0 21600 0 0 Z N"/></draw:custom-shape><draw:frame text:anchor-type="paragraph" draw:z-index="21" draw:name="Shape29_12" draw:style-name="gr12" draw:text-style-name="P8" svg:width="1.786cm" svg:height="0.916cm" svg:x="-0.086cm" svg:y="1.124cm"><draw:text-box><text:p><text:span text:style-name="T7">Password</text:span></text:p><text:p/></draw:text-box></draw:frame><text:span text:style-name="T6">Type</text:span></text:p><draw:enhanced-geometry svg:viewBox="0 0 21600 21600" draw:type="rectangle" draw:enhanced-path="M 0 0 L 21600 0 21600 21600 0 21600 0 0 Z N"/></draw:custom-shape><draw:frame text:anchor-type="paragraph" draw:z-index="20" draw:name="Shape29_11" draw:style-name="gr12" draw:text-style-name="P8" svg:width="1.786cm" svg:height="0.916cm" svg:x="-0.086cm" svg:y="1.124cm"><draw:text-box><text:p><text:span text:style-name="T7">Username</text:span></text:p><text:p/></draw:text-box></draw:frame>Address</text:p><draw:enhanced-geometry svg:viewBox="0 0 21600 21600" draw:type="rectangle" draw:enhanced-path="M 0 0 L 21600 0 21600 21600 0 21600 0 0 Z N"/></draw:custom-shape><draw:frame text:anchor-type="paragraph" draw:z-index="19" draw:name="Shape29_10" draw:style-name="gr12" draw:text-style-name="P8" svg:width="1.786cm" svg:height="0.916cm" svg:x="-0.086cm" svg:y="1.124cm"><draw:text-box><text:p><text:span text:style-name="T7">Email</text:span></text:p><text:p/></draw:text-box></draw:frame>Email</text:p><draw:enhanced-geometry svg:viewBox="0 0 21600 21600" draw:type="rectangle" draw:enhanced-path="M 0 0 L 21600 0 21600 21600 0 21600 0 0 Z N"/></draw:custom-shape><draw:frame text:anchor-type="paragraph" draw:z-index="18" draw:name="Shape29_9" draw:style-name="gr12" draw:text-style-name="P8" svg:width="1.786cm" svg:height="0.916cm" svg:x="-0.086cm" svg:y="1.124cm"><draw:text-box><text:p><text:span text:style-name="T7">Address</text:span></text:p><text:p/></draw:text-box></draw:frame>Phone no.</text:p><draw:enhanced-geometry svg:viewBox="0 0 21600 21600" draw:type="rectangle" draw:enhanced-path="M 0 0 L 21600 0 21600 21600 0 21600 0 0 Z N"/></draw:custom-shape><draw:frame text:anchor-type="paragraph" draw:z-index="17" draw:name="Shape29_8" draw:style-name="gr12" draw:text-style-name="P8" svg:width="1.786cm" svg:height="0.916cm" svg:x="-0.086cm" svg:y="1.124cm"><draw:text-box><text:p><text:span text:style-name="T7">Phone no.</text:span></text:p><text:p/></draw:text-box></draw:frame>Last name</text:p><draw:enhanced-geometry svg:viewBox="0 0 21600 21600" draw:type="rectangle" draw:enhanced-path="M 0 0 L 21600 0 21600 21600 0 21600 0 0 Z N"/></draw:custom-shape><draw:frame text:anchor-type="paragraph" draw:z-index="16" draw:name="Shape29_7" draw:style-name="gr12" draw:text-style-name="P8" svg:width="1.786cm" svg:height="0.916cm" svg:x="-0.064cm" svg:y="1.053cm"><draw:text-box><text:p><text:span text:style-name="T7">Last name</text:span></text:p><text:p/></draw:text-box></draw:frame>First name</text:p><draw:enhanced-geometry svg:viewBox="0 0 21600 21600" draw:type="rectangle" draw:enhanced-path="M 0 0 L 21600 0 21600 21600 0 21600 0 0 Z N"/></draw:custom-shape><draw:frame text:anchor-type="paragraph" draw:z-index="15" draw:name="Shape29_6" draw:style-name="gr12" draw:text-style-name="P8" svg:width="1.786cm" svg:height="0.916cm" svg:x="0.242cm" svg:y="2.3cm"><draw:text-box><text:p><text:span text:style-name="T7">First name</text:span></text:p><text:p/></draw:text-box></draw:frame>Consider user records</text:p><draw:enhanced-geometry svg:viewBox="0 0 21600 21600" draw:type="rectangle" draw:enhanced-path="M 0 0 L 21600 0 21600 21600 0 21600 0 0 Z N"/></draw:custom-shape><draw:frame text:anchor-type="paragraph" draw:z-index="23" draw:name="Shape29_4" draw:style-name="gr4" draw:text-style-name="P8" svg:width="1.853cm" svg:height="1.77cm" svg:x="4.967cm" svg:y="-0.187cm"><draw:text-box><text:p><text:span text:style-name="T7">Check for repetition, cardinality</text:span></text:p><text:p/></draw:text-box></draw:frame><text:span text:style-name="T1">Consider</text:span><text:span text:style-name="T3"> records data type</text:span></text:p><draw:enhanced-geometry svg:viewBox="0 0 21600 21600" draw:type="rectangle" draw:enhanced-path="M 0 0 L 21600 0 21600 21600 0 21600 0 0 Z N"/></draw:custom-shape><draw:frame text:anchor-type="paragraph" draw:z-index="25" draw:name="Shape29_5" draw:style-name="gr15" draw:text-style-name="P8" svg:width="1.853cm" svg:height="1.343cm" svg:x="-5.583cm" svg:y="-0.005cm"><draw:text-box><text:p><text:span text:style-name="T7">Consider user records</text:span></text:p><text:p/></draw:text-box></draw:frame><text:span text:style-name="T1">C</text:span><text:span text:style-name="T2">=</text:span><text:span text:style-name="T5">=</text:span><text:span text:style-name="T3">on, cardinality</text:span><text:span text:style-name="T4">asdasd</text:span></text:p><draw:enhanced-geometry svg:viewBox="0 0 21600 21600" draw:type="rectangle" draw:enhanced-path="M 0 0 L 21600 0 21600 21600 0 21600 0 0 Z N"/></draw:custom-shape><draw:frame text:anchor-type="paragraph" draw:z-index="40" draw:name="Shape29" draw:style-name="gr7" draw:text-style-name="P8" svg:width="3.929cm" svg:height="0.636cm" svg:x="0.081cm" svg:y="-0.081cm"><draw:text-box><text:p>Create UML diagram</text:p></draw:text-box></draw:frame><draw:frame text:anchor-type="paragraph" draw:z-index="41" draw:name="Shape29_0" draw:style-name="gr6" draw:text-style-name="P8" svg:width="4.343cm" svg:height="0.976cm" svg:x="8.373cm" svg:y="-0.118cm"><draw:text-box><text:p><text:span text:style-name="T8">Create MySQL database</text:span></text:p></draw:text-box></draw:frame><draw:frame text:anchor-type="paragraph" draw:z-index="42" draw:name="Shape29_1" draw:style-name="gr5" draw:text-style-name="P8" svg:width="1.802cm" svg:height="0.856cm" svg:x="8.326cm" svg:y="1.907cm"><draw:text-box><text:p><text:span text:style-name="T7">Create user records</text:span></text:p></draw:text-box></draw:frame><draw:frame text:anchor-type="paragraph" draw:z-index="44" draw:name="Shape29_3" draw:style-name="gr4" draw:text-style-name="P8" svg:width="1.853cm" svg:height="1.77cm" svg:x="0.656cm" svg:y="1.681cm"><draw:text-box><text:p><text:span text:style-name="T7">Consider records data types</text:span></text:p><text:p/></draw:text-box></draw:frame>D</text:p><draw:enhanced-geometry svg:viewBox="0 0 21600 21600" draw:type="rectangle" draw:enhanced-path="M 0 0 L 21600 0 21600 21600 0 21600 0 0 Z N"/></draw:custom-shape>Create users database</text:p><draw:enhanced-geometry svg:viewBox="0 0 21600 21600" draw:type="rectangle" draw:enhanced-path="M 0 0 L 21600 0 21600 21600 0 21600 0 0 Z N"/></draw:custom-shape><draw:line text:anchor-type="paragraph" draw:z-index="24" draw:name="Shape2" draw:style-name="gr2" draw:text-style-name="P9" svg:x1="0.733cm" svg:y1="5.207cm" svg:x2="0.707cm" svg:y2="6.747cm"><text:p/></draw:line><draw:line text:anchor-type="paragraph" draw:z-index="26" draw:name="Shape3" draw:style-name="gr2" draw:text-style-name="P9" svg:x1="0.866cm" svg:y1="6.747cm" svg:x2="0.734cm" svg:y2="6.747cm"><text:p/></draw:line><draw:line text:anchor-type="paragraph" draw:z-index="27" draw:name="Shape4" draw:style-name="gr2" draw:text-style-name="P9" svg:x1="0.707cm" svg:y1="6.747cm" svg:x2="0.684cm" svg:y2="7.924cm"><text:p/></draw:line><draw:line text:anchor-type="paragraph" draw:z-index="28" draw:name="Shape5" draw:style-name="gr2" draw:text-style-name="P9" svg:x1="0.857cm" svg:y1="7.881cm" svg:x2="0.684cm" svg:y2="7.87cm"><text:p/></draw:line><draw:line text:anchor-type="paragraph" draw:z-index="29" draw:name="Shape6" draw:style-name="gr2" draw:text-style-name="P9" svg:x1="0.684cm" svg:y1="7.648cm" svg:x2="0.642cm" svg:y2="14.612cm"><text:p/></draw:line><draw:line text:anchor-type="paragraph" draw:z-index="30" draw:name="Shape7" draw:style-name="gr2" draw:text-style-name="P9" svg:x1="0.848cm" svg:y1="8.992cm" svg:x2="0.684cm" svg:y2="8.992cm"><text:p/></draw:line><draw:line text:anchor-type="paragraph" draw:z-index="31" draw:name="Shape8" draw:style-name="gr2" draw:text-style-name="P9" svg:x1="0.839cm" svg:y1="10.03cm" svg:x2="0.684cm" svg:y2="10.019cm"><text:p/></draw:line><draw:line text:anchor-type="paragraph" draw:z-index="32" draw:name="Shape9" draw:style-name="gr2" draw:text-style-name="P9" svg:x1="0.83cm" svg:y1="11.172cm" svg:x2="0.684cm" svg:y2="11.183cm"><text:p/></draw:line><draw:line text:anchor-type="paragraph" draw:z-index="33" draw:name="Shape10" draw:style-name="gr2" draw:text-style-name="P9" svg:x1="0.822cm" svg:y1="12.252cm" svg:x2="0.642cm" svg:y2="12.231cm"><text:p/></draw:line><draw:line text:anchor-type="paragraph" draw:z-index="34" draw:name="Shape11" draw:style-name="gr2" draw:text-style-name="P9" svg:x1="0.813cm" svg:y1="13.448cm" svg:x2="0.642cm" svg:y2="13.459cm"><text:p/></draw:line><draw:line text:anchor-type="paragraph" draw:z-index="36" draw:name="Shape12" draw:style-name="gr2" draw:text-style-name="P9" svg:x1="0.804cm" svg:y1="14.559cm" svg:x2="0.642cm" svg:y2="14.559cm"><text:p/></draw:line><draw:line text:anchor-type="paragraph" draw:z-index="37" draw:name="Shape13" draw:style-name="gr2" draw:text-style-name="P9" svg:x1="7.719cm" svg:y1="1.244cm" svg:x2="7.719cm" svg:y2="1.664cm"><text:p/></draw:line><draw:line text:anchor-type="paragraph" draw:z-index="38" draw:name="Shape14" draw:style-name="gr2" draw:text-style-name="P9" svg:x1="7.719cm" svg:y1="1.663cm" svg:x2="4.392cm" svg:y2="1.663cm"><text:p/></draw:line><draw:line text:anchor-type="paragraph" draw:z-index="39" draw:name="Shape15" draw:style-name="gr2" draw:text-style-name="P9" svg:x1="4.38cm" svg:y1="1.938cm" svg:x2="4.392cm" svg:y2="1.663cm"><text:p/></draw:line><draw:line text:anchor-type="paragraph" draw:z-index="43" draw:name="Shape16" draw:style-name="gr2" draw:text-style-name="P9" svg:x1="4.262cm" svg:y1="2.997cm" svg:x2="4.262cm" svg:y2="3.925cm"><text:p/></draw:line><draw:line text:anchor-type="paragraph" draw:z-index="45" draw:name="Shape17" draw:style-name="gr2" draw:text-style-name="P9" svg:x1="4.262cm" svg:y1="3.509cm" svg:x2="1.722cm" svg:y2="3.498cm"><text:p/></draw:line><draw:line text:anchor-type="paragraph" draw:z-index="46" draw:name="Shape18" draw:style-name="gr2" draw:text-style-name="P9" svg:x1="1.686cm" svg:y1="3.965cm" svg:x2="1.721cm" svg:y2="3.498cm"><text:p/></draw:line><draw:line text:anchor-type="paragraph" draw:z-index="47" draw:name="Shape19" draw:style-name="gr2" draw:text-style-name="P9" svg:x1="4.262cm" svg:y1="3.508cm" svg:x2="7.179cm" svg:y2="3.508cm"><text:p/></draw:line><draw:line text:anchor-type="paragraph" draw:z-index="49" draw:name="Shape20" draw:style-name="gr2" draw:text-style-name="P9" svg:x1="7.179cm" svg:y1="3.928cm" svg:x2="7.179cm" svg:y2="3.508cm"><text:p/></draw:line><draw:line text:anchor-type="paragraph" draw:z-index="50" draw:name="Shape21" draw:style-name="gr2" draw:text-style-name="P9" svg:x1="12.988cm" svg:y1="2.916cm" svg:x2="12.988cm" svg:y2="3.415cm"><text:p/></draw:line><draw:line text:anchor-type="paragraph" draw:z-index="51" draw:name="Shape22" draw:style-name="gr2" draw:text-style-name="P9" svg:x1="11.74cm" svg:y1="4.03cm" svg:x2="11.74cm" svg:y2="3.485cm"><text:p/></draw:line><draw:line text:anchor-type="paragraph" draw:z-index="52" draw:name="Shape23" draw:style-name="gr2" draw:text-style-name="P9" svg:x1="12.988cm" svg:y1="3.415cm" svg:x2="11.753cm" svg:y2="3.392cm"><text:p/></draw:line><draw:line text:anchor-type="paragraph" draw:z-index="53" draw:name="Shape24" draw:style-name="gr2" draw:text-style-name="P9" svg:x1="11.74cm" svg:y1="3.568cm" svg:x2="11.752cm" svg:y2="3.392cm"><text:p/></draw:line><draw:line text:anchor-type="paragraph" draw:z-index="54" draw:name="Shape25" draw:style-name="gr2" draw:text-style-name="P9" svg:x1="12.988cm" svg:y1="3.415cm" svg:x2="14.905cm" svg:y2="3.427cm"><text:p/></draw:line><draw:line text:anchor-type="paragraph" draw:z-index="55" draw:name="Shape26" draw:style-name="gr2" draw:text-style-name="P9" svg:x1="14.975cm" svg:y1="4.018cm" svg:x2="14.963cm" svg:y2="3.417cm"><text:p/></draw:line><draw:line text:anchor-type="paragraph" draw:z-index="56" draw:name="Shape27" draw:style-name="gr2" draw:text-style-name="P9" svg:x1="7.719cm" svg:y1="1.663cm" svg:x2="13.035cm" svg:y2="1.64cm"><text:p/></draw:line><draw:line text:anchor-type="paragraph" draw:z-index="57" draw:name="Shape28" draw:style-name="gr2" draw:text-style-name="P9" svg:x1="13.023cm" svg:y1="1.857cm" svg:x2="13.035cm" svg:y2="1.663cm"><text:p/></draw:line><draw:frame text:anchor-type="paragraph" draw:z-index="58" draw:name="Shape29_2" draw:style-name="gr1" draw:text-style-name="P8" svg:width="2.461cm" svg:height="1.283cm" svg:x="13.808cm" svg:y="4.177cm"><draw:text-box><text:p><text:span text:style-name="T7">Apply records data type</text:span></text:p></draw:text-box></draw:frame><draw:custom-shape text:anchor-type="paragraph" draw:z-index="48" draw:name="Shape30" draw:style-name="gr3" draw:text-style-name="P10" svg:width="1.885cm" svg:height="1.505cm" svg:x="6.167cm" svg:y="3.928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1:54.695000000</meta:creation-date>
    <dc:date>2022-09-08T06:46:10.666000000</dc:date>
    <meta:editing-duration>PT23M50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3" meta:word-count="24" meta:character-count="153" meta:non-whitespace-character-count="142"/>
  </office:meta>
</office:document-meta>
</file>